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8d28" officeooo:paragraph-rsid="00088d28"/>
    </style:style>
    <style:style style:name="P2" style:family="paragraph" style:parent-style-name="Standard">
      <style:paragraph-properties fo:text-align="justify" style:justify-single-word="false"/>
      <style:text-properties officeooo:rsid="00088d28" officeooo:paragraph-rsid="000b92f6"/>
    </style:style>
    <style:style style:name="P3" style:family="paragraph" style:parent-style-name="Standard">
      <style:paragraph-properties fo:text-align="justify" style:justify-single-word="false"/>
      <style:text-properties officeooo:rsid="00088d28" officeooo:paragraph-rsid="000d35c8"/>
    </style:style>
    <style:style style:name="P4" style:family="paragraph" style:parent-style-name="Standard">
      <style:paragraph-properties fo:text-align="justify" style:justify-single-word="false"/>
      <style:text-properties officeooo:rsid="00088d28" officeooo:paragraph-rsid="000dbcae"/>
    </style:style>
    <style:style style:name="P5" style:family="paragraph" style:parent-style-name="Standard">
      <style:paragraph-properties fo:text-align="center" style:justify-single-word="false"/>
      <style:text-properties officeooo:rsid="00088d28" officeooo:paragraph-rsid="00088d28"/>
    </style:style>
    <style:style style:name="P6" style:family="paragraph" style:parent-style-name="Standard">
      <style:paragraph-properties fo:text-align="end" style:justify-single-word="false"/>
      <style:text-properties officeooo:rsid="00088d28" officeooo:paragraph-rsid="00088d28"/>
    </style:style>
    <style:style style:name="P7" style:family="paragraph" style:parent-style-name="Standard">
      <style:paragraph-properties fo:text-align="start" style:justify-single-word="false"/>
      <style:text-properties officeooo:rsid="00088d28" officeooo:paragraph-rsid="00088d28"/>
    </style:style>
    <style:style style:name="P8" style:family="paragraph" style:parent-style-name="Standard">
      <style:paragraph-properties fo:text-align="justify" style:justify-single-word="false"/>
      <style:text-properties officeooo:rsid="000a19c1" officeooo:paragraph-rsid="000a19c1"/>
    </style:style>
    <style:style style:name="P9" style:family="paragraph" style:parent-style-name="Standard">
      <style:paragraph-properties fo:text-align="justify" style:justify-single-word="false"/>
      <style:text-properties officeooo:rsid="000a19c1" officeooo:paragraph-rsid="000d35c8"/>
    </style:style>
    <style:style style:name="P10" style:family="paragraph" style:parent-style-name="Standard">
      <style:paragraph-properties fo:text-align="justify" style:justify-single-word="false"/>
      <style:text-properties officeooo:rsid="000a19c1" officeooo:paragraph-rsid="000dbcae"/>
    </style:style>
    <style:style style:name="P11" style:family="paragraph" style:parent-style-name="Standard">
      <style:paragraph-properties fo:text-align="justify" style:justify-single-word="false"/>
      <style:text-properties officeooo:rsid="000a19c1" officeooo:paragraph-rsid="000ee5ae"/>
    </style:style>
    <style:style style:name="P12" style:family="paragraph" style:parent-style-name="Standard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88d28" officeooo:paragraph-rsid="00088d28"/>
    </style:style>
    <style:style style:name="T1" style:family="text">
      <style:text-properties officeooo:rsid="00088d28"/>
    </style:style>
    <style:style style:name="T2" style:family="text">
      <style:text-properties officeooo:rsid="000a19c1"/>
    </style:style>
    <style:style style:name="T3" style:family="text">
      <style:text-properties officeooo:rsid="000b92f6"/>
    </style:style>
    <style:style style:name="T4" style:family="text">
      <style:text-properties officeooo:rsid="000d35c8"/>
    </style:style>
    <style:style style:name="T5" style:family="text">
      <style:text-properties officeooo:rsid="000dbcae"/>
    </style:style>
    <style:style style:name="T6" style:family="text">
      <style:text-properties officeooo:rsid="000ee5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nscrição da entrevista</text:p>
      <text:p text:style-name="P5"/>
      <text:p text:style-name="P5"/>
      <text:p text:style-name="P6">Entrevistador:</text:p>
      <text:p text:style-name="P12">Ricardo Pagoto Marinho</text:p>
      <text:p text:style-name="P7"/>
      <text:p text:style-name="P1">Ricardo: </text:p>
      <text:p text:style-name="P1">A pesquisa é uma tentativa de é [pausa] criar um perfil sobre utilização de aplicativos de mensagens em geral, não só do Whatsapp. Então <text:span text:style-name="T2">assim,</text:span> a primeira pergunta é se você utiliza algum aplicativo de mensagem.</text:p>
      <text:p text:style-name="P1">Entrevistado:</text:p>
      <text:p text:style-name="P2">Sim, eu utilizo o Whatsapp, o Messenger, as vezes o Hangouts do gmail, né[sic]? Coisas do tipo.</text:p>
      <text:p text:style-name="P1">R</text:p>
      <text:p text:style-name="P1">Beleza, é[pausa] primeiro: qual é a sua idade?</text:p>
      <text:p text:style-name="P1">E</text:p>
      <text:p text:style-name="P1">É [pausa], eu tenho 23 anos.</text:p>
      <text:p text:style-name="P1">R</text:p>
      <text:p text:style-name="P1">E aonde é que você mora?</text:p>
      <text:p text:style-name="P1">E</text:p>
      <text:p text:style-name="P1">Moro aqui em Belo Horizonte. <text:span text:style-name="T4">A</text:span>qui [pausa] no bairro Ouro Preto.</text:p>
      <text:p text:style-name="P1">R</text:p>
      <text:p text:style-name="P1">É [pausa]. Você falou Hangouts, Whatsapp..</text:p>
      <text:p text:style-name="P1">E</text:p>
      <text:p text:style-name="P1">Hangouts, Whatsapp e Messenger do Facebook, né[sic]? E[pausa] só, acho que só [risos].</text:p>
      <text:p text:style-name="P1">R</text:p>
      <text:p text:style-name="P1">Beleza [risos]. É [pausa] <text:span text:style-name="T5">aí </text:span>agora vou partir para cada aplicativo específico vou fazer umas perguntas. Então assim, começando do Whatsapp que é o mais… mais comum, né [sic]. Qual o contexto de uso que você utiliza o [pausa]...</text:p>
      <text:p text:style-name="P1">E</text:p>
      <text:p text:style-name="P1">O Whatsapp?</text:p>
      <text:p text:style-name="P1">R</text:p>
      <text:p text:style-name="P1">O aplicativo?</text:p>
      <text:p text:style-name="P1">E</text:p>
      <text:p text:style-name="P3"><text:span text:style-name="T2">Olha, e</text:span>u uso ele para conversar com minha namorada por exemplo, minha mãe <text:span text:style-name="T2">né[sic]?</text:span> <text:span text:style-name="T2">T</text:span>em aqueles grupos de família, <text:span text:style-name="T2">grupos</text:span> de amigos né<text:span text:style-name="T5">[sic]</text:span>? <text:span text:style-name="T5">Para </text:span>marcar futebol[sic]. Então assim, uso ele em diversas formas [sic], pra marcar eventos, as vezes até reuniões com meu orientador eu marco pelo <text:span text:style-name="T3">W</text:span>hatsapp <text:span text:style-name="T2">dele</text:span>, sabe? Ele [o orientador] é bem tranquilo quando a isso. Então, assim [pausa] estou sempre diariamente usando o aplicativo.</text:p>
      <text:p text:style-name="P1">R</text:p>
      <text:p text:style-name="P1">E além desses contextos você utilizam em algum outro?</text:p>
      <text:p text:style-name="P1">E</text:p>
      <text:p text:style-name="P1">Você fala, por exemplo, qual?</text:p>
      <text:p text:style-name="P1">R</text:p>
      <text:p text:style-name="P1">Não sei, é [pausa] talvez [pausa], além de familiar, de..</text:p>
      <text:p text:style-name="P1">E</text:p>
      <text:p text:style-name="P1">A [pausa] assim, as vezes faz, faço ligações pelo Whatsapp igual eu te disse para reuniões, as vezes o meu orientador me liga pelo Whatsapp, <text:span text:style-name="T3">entendeu?</text:span> <text:span text:style-name="T3">M</text:span>as assim fora esses eventos, esses contextos assim<text:span text:style-name="T5">[pausa]</text:span>, não tem outro não.</text:p>
      <text:p text:style-name="P1">R</text:p>
      <text:p text:style-name="P3">E[pausa] quanto à comunicação por grupo dentro do Whatsapp, qual a motivação que você utiliza o grupo<text:span text:style-name="T3">[pausa]</text:span> para se comunicar?</text:p>
      <text:p text:style-name="P3"/>
      <text:p text:style-name="P1"><text:soft-page-break/>E</text:p>
      <text:p text:style-name="P1">É, bom. <text:span text:style-name="T4">P</text:span>orque por exemplo, <text:span text:style-name="T4">a gente tem o,</text:span> eu trabalho na minha cidade natal né[sic]? São João del Rei, <text:span text:style-name="T5">e</text:span>u trabalho com um grupo de jovens<text:span text:style-name="T5">[pausa]</text:span>, sabe da igreja. Aí assim, a gente está sempre postando mensagens, postando é [pausa] reuniões, postando… é [pausa] conversando com pessoal sobre alguma coisa né[sic]? <text:span text:style-name="T3">Que é </text:span>algum auxílio que eles precisam e tudo. Então por isso a gente criou um grupo que tinha todo mundo para poder [pausa] é [pausa] tá trabalhando de <text:span text:style-name="T4">uma</text:span> maneira mais fácil né[sic], todo mundo tem <text:span text:style-name="T3">W</text:span>hatsapp, todo mundo lê <text:span text:style-name="T3">W</text:span>hats<text:span text:style-name="T3">app</text:span>, então é [pausa] não <text:span text:style-name="T4">fica</text:span> aquela coisa de “a, não vi”, mas tem aqui que você visualizou né [sic][risos], então você viu! E assim também para grupos de futebol é [pausa] e grupos do tipo.</text:p>
      <text:p text:style-name="P1">R</text:p>
      <text:p text:style-name="P1">E [pausa] a última pergunta em relação ao Whatsapp. Você confia na privacidade do aplicativo?</text:p>
      <text:p text:style-name="P1">E</text:p>
      <text:p text:style-name="P3">Olha, cara, eu tinha até uma confiança maior[risos], agora com essas hist<text:span text:style-name="T3">ó</text:span>rias do <text:span text:style-name="T4">F</text:span>acebook aí, do <text:span text:style-name="T4">Z</text:span>uckemberg né, eu depois fiquei pensando e tudo né[sic]? <text:span text:style-name="T5">P</text:span>orque eu não sei se o <text:span text:style-name="T3">W</text:span>hatsapp, a criptografia dele é <text:span text:style-name="T4">ponta a ponta</text:span>, ou se ele passa por um servidor antes sabe? Eu tenho essa dúvida assim.</text:p>
      <text:p text:style-name="P1">R</text:p>
      <text:p text:style-name="P1">Segundo o Whatsapp é <text:span text:style-name="T3">ponta a ponta né?</text:span></text:p>
      <text:p text:style-name="P1">E</text:p>
      <text:p text:style-name="P4">É, <text:span text:style-name="T3">é</text:span>. Porque aparece lá: criptografia <text:span text:style-name="T3">ponta a ponta</text:span> usada, tal, não sei o que, não sei o que[sic]. Mas assim a gente não tem muito como <text:span text:style-name="T5">é [pausa]</text:span> confiar. <text:span text:style-name="T5">M</text:span>as te dizer que me impediu de mandar alguma coisa que eu queria? Não, acredito que não, sabe? Até assim, eu prefiro mandar pelo <text:span text:style-name="T3">W</text:span>hatsapp do que pelo Messenger do <text:span text:style-name="T3">F</text:span>acebook, sabe<text:span text:style-name="T4">[risos]</text:span>? <text:span text:style-name="T3">Parece ter mais confiança. </text:span>Mesmo sendo da mesma empresa.. </text:p>
      <text:p text:style-name="P4"><text:span text:style-name="T5">R</text:span></text:p>
      <text:p text:style-name="P4"><text:span text:style-name="T5">Sim.</text:span></text:p>
      <text:p text:style-name="P4"><text:span text:style-name="T5">E</text:span></text:p>
      <text:p text:style-name="P4"><text:span text:style-name="T5">E</text:span> provavel<text:span text:style-name="T3">men</text:span>te os mesmos protocolos, né, mas, parece ter mais confiança nisso. Agora claro, não envio senhas pessoais pelo <text:span text:style-name="T3">Whatsapp</text:span>, <text:span text:style-name="T3">sabe? A</text:span>té por que não tem motivo para isso né<text:span text:style-name="T3">[sic]</text:span>? <text:span text:style-name="T3">M</text:span>as nunca fui mandar alguma coisa e falei: não, não vou mandar <text:span text:style-name="T3">porque</text:span> talvez alguém esteja vendo isso sabe? </text:p>
      <text:p text:style-name="P4"><text:span text:style-name="T5">R</text:span></text:p>
      <text:p text:style-name="P4"><text:span text:style-name="T5">Entendi.</text:span></text:p>
      <text:p text:style-name="P4"><text:span text:style-name="T5">E</text:span></text:p>
      <text:p text:style-name="P4">Mas assim, <text:span text:style-name="T3">aí </text:span>não p<text:span text:style-name="T3">ode</text:span> dizer que eu totalmente confio no <text:span text:style-name="T3">Whatsapp</text:span>, mas nunca me impediu de fazer nada.</text:p>
      <text:p text:style-name="P1">R</text:p>
      <text:p text:style-name="P2">Entendi. É<text:span text:style-name="T3">[pausa]</text:span> beleza. <text:span text:style-name="T4">A</text:span>gora em relação ao Hangouts. <text:span text:style-name="T4">Né[pausa]</text:span> vou fazer as mesmas perguntas, então qual o contexto de uso que você utiliza…</text:p>
      <text:p text:style-name="P1">E</text:p>
      <text:p text:style-name="P2"><text:span text:style-name="T3">Aí, o</text:span> Hangouts é mais o contexto <text:span text:style-name="T4">acadêmico</text:span> mesmo né, geralmente eu <text:span text:style-name="T5">uso</text:span> ele para conversar com os <text:span text:style-name="T4">professores</text:span>, tanto meu orientador daqui quanto o coorientador meu da universidade <text:span text:style-name="T3">aonde</text:span> eu fiz a graduação né<text:span text:style-name="T5">[sic] e [pausa]</text:span> <text:span text:style-name="T5">e</text:span>ntão ele é mais o perfil <text:span text:style-name="T4">mais</text:span> <text:span text:style-name="T4">acadêmico</text:span>, mais específico. Mas já bati papo <text:span text:style-name="T5">lá</text:span> até com os professores mesmo sobre outros assuntos além de trabalhos e coisas do tipo.</text:p>
      <text:p text:style-name="P1">R</text:p>
      <text:p text:style-name="P2">E com que <text:span text:style-name="T3">frequência</text:span> você usa esse… o Hangouts</text:p>
      <text:p text:style-name="P1">E</text:p>
      <text:p text:style-name="P1">A<text:span text:style-name="T3">[pausa]</text:span>, assim não, como o <text:span text:style-name="T3">W</text:span>hatsapp, não uso ele para conversar qualquer coisa, mas assim <text:span text:style-name="T3">diariamente eu</text:span> recebo uma mensagem <text:span text:style-name="T4">d</text:span>e <text:span text:style-name="T4">alguma</text:span> coisa assim. Meu professor gosta de falar bastante<text:span text:style-name="T3">[risos]</text:span>.</text:p>
      <text:p text:style-name="P1"/>
      <text:p text:style-name="P1"/>
      <text:p text:style-name="P1"><text:soft-page-break/>R</text:p>
      <text:p text:style-name="P2">Entendi. Aproveita e manda tudo lá né<text:span text:style-name="T3">[risos]</text:span>? É<text:span text:style-name="T3">[pausa]</text:span> e dentro do Hangouts você tem <text:span text:style-name="T3">frequência</text:span> de se <text:span text:style-name="T3">comunicar</text:span> pro grupo?</text:p>
      <text:p text:style-name="P1">E</text:p>
      <text:p text:style-name="P2">Não, nunca usei um grupo no Hangouts. <text:span text:style-name="T4">Acho que</text:span> <text:span text:style-name="T4">s</text:span>ó uma vez que eu fiz uma chamada de vídeo. <text:span text:style-name="T5">E</text:span> aí nós incluímos uma outra pessoa na chamada também, <text:span text:style-name="T4">mas</text:span> fora isso não tenho grupos… a, nem sei se pode, se tem como fazer, nunca tive <text:span text:style-name="T3">essa curiosidade</text:span>.</text:p>
      <text:p text:style-name="P1">R</text:p>
      <text:p text:style-name="P2">Tem, tem Hangouts também tem.</text:p>
      <text:p text:style-name="P1">E</text:p>
      <text:p text:style-name="P1">A, legal.</text:p>
      <text:p text:style-name="P1">R</text:p>
      <text:p text:style-name="P1">Mas assim, você tem motivo porque você não usa?</text:p>
      <text:p text:style-name="P1">E</text:p>
      <text:p text:style-name="P2">Não, nunca tive a necessidade né<text:span text:style-name="T4">[pausa]</text:span> montar um grupo no Hangouts para isso..<text:span text:style-name="T4">[sic]</text:span> <text:span text:style-name="T5">P</text:span>ensando <text:span text:style-name="T3">assim</text:span> talvez até seja interessante quando for discutir algum <text:span text:style-name="T3">trabalho</text:span> com os outros <text:span text:style-name="T3">autores</text:span> né<text:span text:style-name="T5">[sic]</text:span>? Mas<text:span text:style-name="T3">[pausa]</text:span> até hoje eu <text:span text:style-name="T3">nunca</text:span> criei</text:p>
      <text:p text:style-name="P1">R</text:p>
      <text:p text:style-name="P1">Entendi. E você confia na privacidade dele?</text:p>
      <text:p text:style-name="P1">E</text:p>
      <text:p text:style-name="P3">Olha, novamente, eu nunca deixei de mandar nada nele<text:span text:style-name="T4">[risos]</text:span>. Acho que <text:span text:style-name="T5">ele</text:span> talvez ele seja mais seguro do que o <text:span text:style-name="T3">Whatsapp</text:span> e o <text:span text:style-name="T3">M</text:span>essenger, assim, por feeling. <text:span text:style-name="T5">Não tem</text:span> nenhum outro motivo que eu li em algum <text:span text:style-name="T5">outro</text:span> lugar ou qualquer coisa não<text:span text:style-name="T4">[risos]</text:span>, mas por feeling meu em relação ao aplicativo em si, mas seguro totalmente acho que nada é né. Nada, infelizmente, é totalmente seguro além daquela conversa boca a boca né<text:span text:style-name="T3">[sic]</text:span>?</text:p>
      <text:p text:style-name="P1">R</text:p>
      <text:p text:style-name="P1">Sim.<text:line-break/>E<text:line-break/>A gente até estava vendo <text:span text:style-name="T4">D</text:span>emolidor esses dias e <text:span text:style-name="T2">estava vendo que o ele coloca, para a mulher para comunicar com ele ela coloca uma flor na janela, então acho que é o jeito mais seguro e mesmo assim olhe lá né. Porque pode ter uma câmera vigiando, mas… </text:span></text:p>
      <text:p text:style-name="P8">R</text:p>
      <text:p text:style-name="P9">Vai que alguém percebe <text:span text:style-name="T3">né[sic]</text:span>?<text:span text:style-name="T3">[risos]</text:span> E quanto ao <text:span text:style-name="T1">Messenger</text:span> do <text:span text:style-name="T4">Facebook</text:span>, quais os contextos você usa, <text:span text:style-name="T5">é, é [pausa]</text:span> o <text:span text:style-name="T1">Messenger</text:span>?</text:p>
      <text:p text:style-name="P8">E</text:p>
      <text:p text:style-name="P9">Olha, o <text:span text:style-name="T1">Messenger</text:span> é o que eu uso menos desses três que eu te citei. Porque<text:span text:style-name="T3">[pausa]</text:span> geralmente o <text:span text:style-name="T1">Messenger, ele</text:span> teria para mim, a mesma função do <text:span text:style-name="T3">W</text:span>hats<text:span text:style-name="T3">app</text:span>, então eu já uso o <text:span text:style-name="T3">W</text:span>hats<text:span text:style-name="T3">app</text:span>, para que eu vou usar ele<text:span text:style-name="T5">[o Messenger]</text:span> né<text:span text:style-name="T3">[sic]</text:span>? Então assim, eu não uso ele diariamente, até nem tenho ele no celular. Eu tenho aquele <text:span text:style-name="T4">Facebook</text:span> lite. <text:span text:style-name="T5">T</text:span>em o <text:span text:style-name="T1">Messenger</text:span> lá, mas ele não aparece notificações para mim, então <text:span text:style-name="T3">as vezes</text:span> eu <text:span text:style-name="T6">nem vejo,</text:span> só vejo quando chego em casa. E <text:span text:style-name="T3">novamente</text:span> compartilho nele só brincadeiras algumas <text:span text:style-name="T6">piadas, algumas</text:span> coisas assim. Nada muito sério.<text:line-break/>R</text:p>
      <text:p text:style-name="P8">É<text:span text:style-name="T6">[pausa]</text:span> você tem <text:span text:style-name="T3">frequência</text:span> de uso assim?</text:p>
      <text:p text:style-name="P8">E</text:p>
      <text:p text:style-name="P10">É<text:span text:style-name="T3">[pausa]</text:span> difícil<text:span text:style-name="T3">[pausa]</text:span>. É quando dá na telha eu <text:span text:style-name="T6">abro</text:span> ele lá e <text:span text:style-name="T5">as vezes têm</text:span> mensagem<text:span text:style-name="T4">[risos].</text:span></text:p>
      <text:p text:style-name="P10">R<text:line-break/>Entendi<text:span text:style-name="T4">[risos]</text:span>. E dentro do <text:span text:style-name="T1">Messenger</text:span> você se comunica por grupos?</text:p>
      <text:p text:style-name="P8">E</text:p>
      <text:p text:style-name="P10">Eu tinha um grupo, tin<text:span text:style-name="T6">ha [pausa]</text:span> na verdade dois <text:span text:style-name="T3">grupos.</text:span> Um qu<text:span text:style-name="T3">e</text:span> a gente decidia coisas é <text:span text:style-name="T4">[pausa]</text:span> de <text:span text:style-name="T3">programas</text:span> lá da igreja e tudo e outro que a gente tinha só para poder zoar os outros assim<text:span text:style-name="T4">[risos]</text:span>, conversar mais particularmente entre nós. <text:span text:style-name="T5">M</text:span>as<text:span text:style-name="T5">[pausa] </text:span>só para isso mesmo, só para e<text:span text:style-name="T3">s</text:span>ses compromissos.</text:p>
      <text:p text:style-name="P8"><text:soft-page-break/>R</text:p>
      <text:p text:style-name="P8">E na privacidade dele, você confia?</text:p>
      <text:p text:style-name="P8">E</text:p>
      <text:p text:style-name="P10">A, eu acho que cai no mesmo caso do, <text:span text:style-name="T6">do [pausa]</text:span> <text:span text:style-name="T3">W</text:span>hats<text:span text:style-name="T3">app</text:span> né. <text:span text:style-name="T3">Só que </text:span>assim, novamente, meu feeling é que ele é menos seguro do que o <text:span text:style-name="T3">W</text:span>hats<text:span text:style-name="T3">app[risos]</text:span>.</text:p>
      <text:p text:style-name="P8">R<text:line-break/>Entendi.</text:p>
      <text:p text:style-name="P8">E </text:p>
      <text:p text:style-name="P11">Não tem nenhum motivo para isso, nunca pesquisei <text:span text:style-name="T3">para saber.</text:span> <text:span text:style-name="T5">M</text:span>as se <text:span text:style-name="T3">fosse para</text:span> confiar mais, eu diria <text:span text:style-name="T3">W</text:span>hats<text:span text:style-name="T3">app, entendeu?</text:span></text:p>
      <text:p text:style-name="P11"><text:span text:style-name="T6">R<text:line-break/>Entendi.</text:span></text:p>
      <text:p text:style-name="P11"><text:span text:style-name="T6">E</text:span></text:p>
      <text:p text:style-name="P11">Por ser uma coisa <text:span text:style-name="T3">assim, as vezes</text:span> ligada com o celular, restrito ao número do celular, sabe? Mas fora isso, não conto muito não.</text:p>
      <text:p text:style-name="P8">R</text:p>
      <text:p text:style-name="P8"><text:s/>Tá bom, é isso. <text:span text:style-name="T3">Obrigado</text:span> pela entrevista</text:p>
      <text:p text:style-name="P8">E<text:line-break/><text:span text:style-name="T4">P</text:span>or nada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7:37:29.803000000</meta:creation-date>
    <dc:date>2018-04-27T19:02:26.376000000</dc:date>
    <meta:editing-duration>PT2M40S</meta:editing-duration>
    <meta:editing-cycles>1</meta:editing-cycles>
    <meta:document-statistic meta:table-count="0" meta:image-count="0" meta:object-count="0" meta:page-count="4" meta:paragraph-count="104" meta:word-count="1374" meta:character-count="7721" meta:non-whitespace-character-count="6445"/>
    <meta:generator>LibreOffice/5.3.3.2$Windows_x86 LibreOffice_project/3d9a8b4b4e538a85e0782bd6c2d430bafe583448</meta:generator>
  </office:meta>
</office:document-meta>
</file>